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eorists<text:s/>thinks that the white trails behind planes in the sky are composed of chemical agent or biological spread by the government for unknown reasons.<text:s/></text:p>
      <text:p text:style-name="Normal">What they’re calling chemtrails is<text:s/>called contrails, it comes from the 2 words “Condensation” and “trails”. The white trails that come from planes are the result of the steam’s condensation that come from the engine of the pla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Tran</meta:initial-creator>
    <dc:creator>Florian Tran</dc:creator>
    <meta:creation-date>2022-04-04T12:04:00Z</meta:creation-date>
    <dc:date>2022-04-05T13:07:00Z</dc:date>
    <meta:template xlink:href="Normal" xlink:type="simple"/>
    <meta:editing-cycles>3</meta:editing-cycles>
    <meta:editing-duration>PT0S</meta:editing-duration>
    <meta:document-statistic meta:page-count="1" meta:paragraph-count="1" meta:word-count="57" meta:character-count="385" meta:row-count="2" meta:non-whitespace-character-count="329"/>
  </office:meta>
</office:document-meta>
</file>